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Text_20_body">
      <style:text-properties style:font-name="Century Schoolbook L" officeooo:rsid="001ffb98" officeooo:paragraph-rsid="001ffb98"/>
    </style:style>
    <style:style style:name="P4" style:family="paragraph" style:parent-style-name="Text_20_body">
      <style:text-properties officeooo:rsid="001ffb98" officeooo:paragraph-rsid="001ffb98"/>
    </style:style>
    <style:style style:name="P5" style:family="paragraph" style:parent-style-name="Text_20_body">
      <style:text-properties officeooo:paragraph-rsid="001ffb98"/>
    </style:style>
    <style:style style:name="P6" style:family="paragraph" style:parent-style-name="Text_20_body">
      <style:text-properties fo:font-variant="normal" fo:text-transform="none" fo:color="#000000" style:font-name="Century Schoolbook L" fo:letter-spacing="normal" officeooo:rsid="001ffb98" officeooo:paragraph-rsid="001ffb98" fo:background-color="#ffffff"/>
    </style:style>
    <style:style style:name="P7" style:family="paragraph" style:parent-style-name="Subtitle">
      <style:text-properties style:font-name="Century Schoolbook L" officeooo:rsid="001baa88" officeooo:paragraph-rsid="001baa88"/>
    </style:style>
    <style:style style:name="P8" style:family="paragraph" style:parent-style-name="Text_20_body">
      <style:text-properties officeooo:paragraph-rsid="001baa88"/>
    </style:style>
    <style:style style:name="P9" style:family="paragraph" style:parent-style-name="Text_20_body">
      <style:text-properties style:font-name="Century Schoolbook L" officeooo:rsid="00236ff8" officeooo:paragraph-rsid="00236ff8"/>
    </style:style>
    <style:style style:name="P10" style:family="paragraph" style:parent-style-name="Heading_20_1">
      <style:text-properties style:font-name="Century Schoolbook L" officeooo:rsid="001baa88" officeooo:paragraph-rsid="001baa88"/>
    </style:style>
    <style:style style:name="P11" style:family="paragraph" style:parent-style-name="Heading_20_2">
      <style:text-properties officeooo:paragraph-rsid="00236ff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754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7541" style:font-style-asian="normal" style:font-style-complex="normal"/>
    </style:style>
    <style:style style:name="T5" style:family="text">
      <style:text-properties style:font-name="Century Schoolbook L"/>
    </style:style>
    <style:style style:name="T6" style:family="text">
      <style:text-properties style:font-name="Century Schoolbook L" fo:font-style="normal" officeooo:rsid="00217541" style:font-style-asian="normal" style:font-style-complex="normal"/>
    </style:style>
    <style:style style:name="T7" style:family="text">
      <style:text-properties officeooo:rsid="00217541"/>
    </style:style>
    <style:style style:name="T8" style:family="text">
      <style:text-properties officeooo:rsid="00236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ython </text:p>
      <text:p text:style-name="P7">Lab Exercise <text:span text:style-name="T7">5</text:span></text:p>
      <text:p text:style-name="P2"/>
      <text:p text:style-name="P2"/>
      <text:h text:style-name="P10" text:outline-level="1">1. <text:s/><text:span text:style-name="T7">Classes</text:span></text:h>
      <text:p text:style-name="P8"/>
      <text:h text:style-name="Heading_20_2" text:outline-level="2"><text:span text:style-name="T7">1</text:span>A. <text:s/>Rewrite <text:span text:style-name="T8">Lab 1</text:span></text:h>
      <text:p text:style-name="Text_20_body"/>
      <text:p text:style-name="P9">Rewrite Lab 1. <text:s/>Create classes for each type of Shape. <text:s/>Also, create a base class <text:span text:style-name="T1">Shape</text:span><text:span text:style-name="T3"> and have the other classes inherit from Shape. <text:s/></text:span></text:p>
      <text:p text:style-name="P9"><text:span text:style-name="T3"/></text:p>
      <text:h text:style-name="P11" text:outline-level="2"><text:span text:style-name="T7">1B</text:span>. <text:s/><text:span text:style-name="T8">Epub database</text:span></text:h>
      <text:p text:style-name="P9"/>
      <text:p text:style-name="P2"><text:span text:style-name="T7">In the data directory there is a file called </text:span><text:span text:style-name="T2">ebook2016.csv</text:span><text:span text:style-name="T4">. <text:s/>Use this file for the lab. </text:span></text:p>
      <text:p text:style-name="P6">A. <text:s/><text:span text:style-name="T7">Read the file. <text:s/>Create an </text:span><text:span text:style-name="T2">ebook</text:span><text:span text:style-name="T4"> object for each ebook listed. </text:span></text:p>
      <text:p text:style-name="P6">B. <text:s/><text:span text:style-name="T7">Create a dictionary that stores the ebook objects. <text:s/>Use the ISBN as the key. </text:span></text:p>
      <text:p text:style-name="P6">C. <text:s/>Allow the user to <text:span text:style-name="T7">query the dictionary, specifically, allow the user to specify only books that are available after a certain date. <text:s/>Use the </text:span><text:span text:style-name="T2">datetime</text:span><text:span text:style-name="T4"> module to help you. </text:span></text:p>
      <text:p text:style-name="P6">D. <text:s/><text:span text:style-name="T7">Allow the user to list only active books</text:span></text:p>
      <text:p text:style-name="P4"><text:span text:style-name="T5">E. <text:s/></text:span><text:span text:style-name="T6">Create a list of subjects from the Subject field. <text:s text:c="2"/>Use this to allow users to query books by subject.</text:span></text:p>
      <text:p text:style-name="P3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2:33:30.421236405</meta:creation-date>
    <dc:date>2016-12-30T10:00:47.855187107</dc:date>
    <meta:editing-duration>PT19M3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40" meta:character-count="770" meta:non-whitespace-character-count="618"/>
  </office:meta>
</office:document-meta>
</file>